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tyle mathvariant="bold">
              <mrow>
                <mi>k</mi>
              </mrow>
            </mstyle>
            <mrow>
              <mi/>
              <mo stretchy="false">⋅</mo>
              <mi/>
            </mrow>
            <mstyle mathvariant="bold">
              <mrow>
                <mi>r</mi>
              </mrow>
            </mstyle>
            <mrow>
              <mi/>
              <mo stretchy="false">−</mo>
              <mi/>
            </mrow>
            <mo stretchy="false">ω</mo>
            <mi>t</mi>
            <mrow>
              <mi/>
              <mo stretchy="false">=</mo>
              <mi/>
            </mrow>
            <mi>k</mi>
            <msub>
              <mi>r</mi>
              <mrow>
                <mrow>
                  <mphantom>
                    <mstyle>
                      <mrow>
                        <mn>.</mn>
                      </mrow>
                    </mstyle>
                  </mphantom>
                  <mo stretchy="false">∥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i/>
              <mo stretchy="false">−</mo>
              <mi/>
            </mrow>
            <mo stretchy="false">ω</mo>
            <mi>t</mi>
            <mrow>
              <mi/>
              <mo stretchy="false">=</mo>
              <mi/>
            </mrow>
            <msubsup>
              <mo stretchy="false">ϕ</mo>
              <mrow>
                <mrow>
                  <mo stretchy="false">−</mo>
                  <mphantom>
                    <mstyle>
                      <mrow>
                        <mn>.</mn>
                      </mrow>
                    </mstyle>
                  </mphantom>
                </mrow>
              </mrow>
              <mrow>
                <mo stretchy="false">(</mo>
                <mrow>
                  <mn>0</mn>
                </mrow>
                <mo stretchy="false">)</mo>
              </mrow>
            </msubsup>
            <mrow>
              <mi/>
              <mover>
                <mo stretchy="false">=</mo>
                <mtext>!</mtext>
              </mover>
              <mi/>
            </mrow>
            <mtext> const</mtext>
          </mrow>
        </mtd>
      </mtr>
      <mtr>
        <mtd>
          <mrow/>
        </mtd>
      </mtr>
      <mtr>
        <mtd>
          <mrow>
            <mo stretchy="false">⇒</mo>
            <mi/>
            <msub>
              <mi>r</mi>
              <mrow>
                <mrow>
                  <mphantom>
                    <mstyle>
                      <mrow>
                        <mn>.</mn>
                      </mrow>
                    </mstyle>
                  </mphantom>
                  <mo stretchy="false">∥</mo>
                  <mphantom>
                    <mstyle>
                      <mrow>
                        <mn>.</mn>
                      </mrow>
                    </mstyle>
                  </mphantom>
                </mrow>
              </mrow>
            </msub>
            <mrow>
              <mi/>
              <mo stretchy="false">=</mo>
              <mi/>
            </mrow>
            <mfrac>
              <mrow>
                <mstyle mathvariant="bold">
                  <mrow>
                    <mi>k</mi>
                  </mrow>
                </mstyle>
                <mrow>
                  <mi/>
                  <mo stretchy="false">⋅</mo>
                  <mi/>
                </mrow>
                <mstyle mathvariant="bold">
                  <mrow>
                    <mi>r</mi>
                  </mrow>
                </mstyle>
              </mrow>
              <mrow>
                <mi>k</mi>
              </mrow>
            </mfrac>
            <mrow>
              <mi/>
              <mo stretchy="false">=</mo>
              <mi/>
            </mrow>
            <msubsup>
              <mo stretchy="false">ϕ</mo>
              <mrow>
                <mrow>
                  <mo stretchy="false">−</mo>
                  <mphantom>
                    <mstyle>
                      <mrow>
                        <mn>.</mn>
                      </mrow>
                    </mstyle>
                  </mphantom>
                </mrow>
              </mrow>
              <mrow>
                <mo stretchy="false">(</mo>
                <mrow>
                  <mn>0</mn>
                </mrow>
                <mo stretchy="false">)</mo>
              </mrow>
            </msubsup>
            <mrow>
              <mi/>
              <mo stretchy="false">+</mo>
              <mi/>
            </mrow>
            <mfrac>
              <mo stretchy="false">ω</mo>
              <mi>k</mi>
            </mfrac>
            <mi>t</mi>
          </mrow>
        </mtd>
      </mtr>
    </mtable>
    <annotation encoding="StarMath 5.0">bold k `cdot` bold r `-` %iomega t `=` k r _{phantom . parallel phantom .}  `-` %iomega t `=` %iphi _{- phantom .} ^(0) `= csup "!"` " const" newline newline
drarrow ~ r _{phantom . parallel phantom .} `=` {bold k `cdot` bold r} over {k} `=` %iphi _{- phantom .} ^(0) `+` %iomega over k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5T15:21:59.580000000</meta:creation-date>
    <meta:generator>LibreOffice/4.1.4.2$Windows_x86 LibreOffice_project/0a0440ccc0227ad9829de5f46be37cfb6edcf72</meta:generator>
  </office:meta>
</office:document-meta>
</file>